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OpenSymbol" svg:font-family="Open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25a8a7" officeooo:paragraph-rsid="0047009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5a8a7" officeooo:paragraph-rsid="0025a8a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25a8a7" officeooo:paragraph-rsid="00456dc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498a10" officeooo:paragraph-rsid="00498a1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456dc1" officeooo:paragraph-rsid="00456dc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456dc1" officeooo:paragraph-rsid="0046f95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46f954" officeooo:paragraph-rsid="0046f95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46f954" officeooo:paragraph-rsid="00456dc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46f954" officeooo:paragraph-rsid="004b82a7" style:font-size-asian="14pt" style:font-weight-asian="normal" style:font-size-complex="14pt" style:font-weight-complex="normal"/>
    </style:style>
    <style:style style:name="P10" style:family="paragraph" style:parent-style-name="Heading_20_3">
      <style:paragraph-properties fo:margin-left="0in" fo:margin-right="0in" fo:margin-top="0.3543in" fo:margin-bottom="0.1043in" loext:contextual-spacing="false" fo:orphans="2" fo:widows="2" fo:text-indent="0in" style:auto-text-indent="false" fo:padding="0in" fo:border="none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46f954" officeooo:paragraph-rsid="00456dc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4d0a11" officeooo:paragraph-rsid="004d0a1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1b78e2" style:text-line-through-style="none" style:text-line-through-type="none" style:font-name="Open Sans" fo:font-size="13.5pt" fo:letter-spacing="normal" fo:font-style="normal" style:text-underline-style="none" fo:font-weight="normal" officeooo:paragraph-rsid="0025a8a7" style:text-blinking="false" fo:background-color="transparent" loext:padding="0in" loext:border="none"/>
    </style:style>
    <style:style style:name="T1" style:family="text">
      <style:text-properties officeooo:rsid="004b82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8">I- Protocole de communication.</text:p>
      <text:p text:style-name="P8"/>
      <text:p text:style-name="P8">Nous cherchions un protocole de communication ouvert, simple, polyvalent, économique ( financier, <text:span text:style-name="T1">en </text:span>énergie et en bande passante), etc.. Tout en laissant des portes ouvertes à d’autres protocoles, nous avons choisi <text:span text:style-name="T1">le </text:span>MQTT.</text:p>
      <text:p text:style-name="P8"/>
      <text:p text:style-name="P9">II- Rappel succin d<text:span text:style-name="T1">e </text:span>MQTT.</text:p>
      <text:p text:style-name="P9"><text:span text:style-name="T1">Il </text:span>est basé sur un système Publication – Souscription. (Publisher – Broker - Subscriber)</text:p>
      <text:p text:style-name="P8">Des modules publient des informations sous des <text:span text:style-name="T1">identifients dits ‘Topic’</text:span> et d’autres (modules ou logiciels) s’y abonnent afin de les recuperer.</text:p>
      <text:p text:style-name="P8"/>
      <text:p text:style-name="P8">III- Publisher.</text:p>
      <text:p text:style-name="P8">Ce rôle est assurer par plusieurs module<text:span text:style-name="T1">s</text:span> ESP8266 ou ESP32 équipé d’un ou plusieurs capteurs (repartis dans le monde ?)</text:p>
      <text:p text:style-name="P8">Exemple: </text:p>
      <text:p text:style-name="P8"><text:tab/>- Un module ESP8266 mesure la température à Mronabeja/Mayotte.</text:p>
      <text:p text:style-name="P8"><text:tab/>- Un module ESP32 <text:s/>mesure la température, l’humidité de l'air et la pression atmosphérique à Bordeaux / France</text:p>
      <text:p text:style-name="P8"><text:tab/>- Un module ESP32 <text:s/>mesure la force et la direction du vent à Koungou / Mayotte</text:p>
      <text:p text:style-name="P8"><text:tab/>- etc.</text:p>
      <text:p text:style-name="P8"/>
      <text:p text:style-name="P8"><text:tab/><text:tab/><text:tab/><text:tab/><text:tab/><text:tab/><text:tab/><text:tab/></text:p>
      <text:p text:style-name="P8">IV- Broker.</text:p>
      <text:p text:style-name="P8">Le broker centralise les informations publiés, et les renvoi aux abonnés. La création par nous même ou par les élèves <text:span text:style-name="T1">de </text:span>ce<text:span text:style-name="T1">tte fonction</text:span> n'apporte pas de plus-values pédagogique. Nous avons donc opté pour l’utilisation d’un broker gratuit (test.mosquitto.org)</text:p>
      <text:p text:style-name="P8"/>
      <text:p text:style-name="P8">V-Subscriber.</text:p>
      <text:p text:style-name="P8">Ce rôle est assurer par des module ESP32 équipé d’afficheur et des ordinateurs <text:span text:style-name="T1">sous un</text:span> logiciel écrit en Python. Ces derniers rassemble les informations dans un fichier texte qui, par la suite, traité et mis en forme par le logiciel <text:span text:style-name="T1">( écrit en Python ) </text:span>de recherche textuelle.</text:p>
      <text:p text:style-name="P7"/>
      <text:p text:style-name="P7"/>
      <text:p text:style-name="P12">Notas (les fichiers dans le dossier):</text:p>
      <text:p text:style-name="P12"/>
      <text:p text:style-name="P12">Publisher (ESP8266) <text:s/>: Ecrit en MicroPython </text:p>
      <text:p text:style-name="P12">boot.py</text:p>
      <text:p text:style-name="P12">main.py</text:p>
      <text:p text:style-name="P12">umqttsimple.py</text:p>
      <text:p text:style-name="P12">sensors.py (le seul fichier à modifier en cas de changement au niveau des capteurs) </text:p>
      <text:p text:style-name="P12"/>
      <text:p text:style-name="P12">Subscriber (Python)</text:p>
      <text:p text:style-name="P12"/>
      <text:p text:style-name="P6"/>
      <text:p text:style-name="P5"><text:soft-page-break/></text:p>
      <text:p text:style-name="P3"/>
      <text:p text:style-name="P2"/>
      <text:p text:style-name="P13"/>
      <text:h text:style-name="P10" text:outline-level="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OpenSymbol" svg:font-family="Open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346in" style:type="center"/>
          <style:tab-stop style:position="7.8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346in" style:type="center"/>
          <style:tab-stop style:position="7.8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846in" style:type="center"/>
          <style:tab-stop style:position="7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officeooo:rsid="0025a8a7" officeooo:paragraph-rsid="00470094" style:font-size-asian="14pt" style:font-size-complex="14pt"/>
    </style:style>
    <style:style style:name="MP2" style:family="paragraph" style:parent-style-name="Standard">
      <style:paragraph-properties fo:text-align="center" style:justify-single-word="false"/>
      <style:text-properties fo:font-size="14pt" officeooo:rsid="00498a10" officeooo:paragraph-rsid="00498a10" style:font-size-asian="14pt" style:font-size-complex="14pt"/>
    </style:style>
    <style:page-layout style:name="Mpm1">
      <style:page-layout-properties fo:page-width="8.2701in" fo:page-height="11.6902in" style:num-format="1" style:print-orientation="portrait" fo:margin-top="0.3in" fo:margin-bottom="0.3in" fo:margin-left="0.2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in" fo:margin-left="0in" fo:margin-right="0in" fo:margin-bottom="0.4in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ext:p text:style-name="MP1">DIU-EIL BLOC B3-B5</text:p>
        <text:p text:style-name="MP2">STATION METEO <text:s/>&amp; RECHERCHE TEXTUELLE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hel NORODINE</meta:initial-creator>
    <meta:creation-date>2021-01-16T14:35:27.54</meta:creation-date>
    <dc:date>2021-04-10T16:08:26.659000000</dc:date>
    <meta:editing-duration>PT4H52M9S</meta:editing-duration>
    <meta:editing-cycles>44</meta:editing-cycles>
    <meta:generator>LibreOffice/6.4.0.3$Windows_x86 LibreOffice_project/b0a288ab3d2d4774cb44b62f04d5d28733ac6df8</meta:generator>
    <meta:document-statistic meta:table-count="0" meta:image-count="0" meta:object-count="0" meta:page-count="2" meta:paragraph-count="26" meta:word-count="271" meta:character-count="1746" meta:non-whitespace-character-count="1479"/>
  </office:meta>
</office:document-meta>
</file>